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staticdialog.py" manifest:media-type=""/>
  <manifest:file-entry manifest:full-path="Scripts/python/pythonpath/pqwentry/listener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3" style:family="table-cell" style:parent-style-name="Default" style:data-style-name="N115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6" style:family="table-cell" style:parent-style-name="Default" style:data-style-name="N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0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10"/>
          <table:table-cell table:style-name="ce18"/>
          <table:table-cell table:style-name="ce5"/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10"/>
          <table:table-cell table:style-name="ce18"/>
          <table:table-cell table:style-name="ce9"/>
          <table:table-cell table:style-name="ce22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小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5" office:value-type="string" calcext:value-type="string">
            <text:p>補助科目</text:p>
          </table:table-cell>
          <table:table-cell table:style-name="ce5"/>
          <table:table-cell table:number-columns-repeated="7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/>
          <table:covered-table-cell table:style-name="ce10"/>
          <table:table-cell table:style-name="ce18" office:value-type="string" calcext:value-type="string">
            <text:p>取引日</text:p>
          </table:table-cell>
          <table:table-cell table:style-name="ce5" office:value-type="string" calcext:value-type="string">
            <text:p>摘要\科目毎計</text:p>
          </table:table-cell>
          <table:table-cell table:style-name="ce5" table:number-columns-repeated="2"/>
          <table:table-cell table:number-columns-repeated="6"/>
          <table:table-cell table:style-name="ce5"/>
          <table:table-cell table:number-columns-repeated="3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9"/>
          <table:table-cell/>
          <table:table-cell table:style-name="ce23" office:value-type="date" office:date-value="2018-01-01" calcext:value-type="date">
            <text:p>2018/1/1</text:p>
          </table:table-cell>
          <table:table-cell table:style-name="ce5" office:value-type="string" calcext:value-type="string">
            <text:p>前期より繰越</text:p>
          </table:table-cell>
          <table:table-cell/>
          <table:table-cell table:style-name="ce5"/>
          <table:table-cell table:number-columns-repeated="6"/>
          <table:table-cell table:style-name="ce5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24" office:value-type="date" office:date-value="2018-10-02" calcext:value-type="date">
            <text:p>2018-10-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office:value-type="date" office:date-value="2018-10-26" calcext:value-type="date">
            <text:p>2018-10-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office:value-type="date" office:date-value="2018-10-24" calcext:value-type="date">
            <text:p>2018-10-2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office:value-type="date" office:date-value="2018-10-30" calcext:value-type="date">
            <text:p>2018-10-3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office:value-type="date" office:date-value="2018-10-21" calcext:value-type="date">
            <text:p>2018-10-2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office:value-type="date" office:date-value="2018-10-26" calcext:value-type="date">
            <text:p>2018-10-2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6" office:value-type="date" office:date-value="2018-10-02" calcext:value-type="date">
            <text:p>2018-10-02</text:p>
          </table:table-cell>
          <table:table-cell table:number-columns-repeated="1021"/>
        </table:table-row>
        <table:table-row table:style-name="ro2">
          <table:table-cell table:style-name="ce12" table:number-columns-repeated="2"/>
          <table:table-cell table:style-name="ce21"/>
          <table:table-cell table:style-name="ce12"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取引日" table:base-cell-address="$___config___.$B$1" table:cell-range-address="$___config___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11:12:50.855153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8T11:15:45.017553061</dc:date>
    <meta:editing-duration>PT9H1M39S</meta:editing-duration>
    <meta:editing-cycles>40</meta:editing-cycles>
    <meta:document-statistic meta:table-count="2" meta:cell-count="70" meta:object-count="0"/>
  </office:meta>
</office:document-meta>
</file>